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3823f" officeooo:paragraph-rsid="001ab304"/>
    </style:style>
    <style:style style:name="P7" style:family="paragraph" style:parent-style-name="Standard">
      <style:paragraph-properties fo:text-align="start" style:justify-single-word="false"/>
      <style:text-properties officeooo:rsid="0013823f" officeooo:paragraph-rsid="001c3dc7"/>
    </style:style>
    <style:style style:name="P8" style:family="paragraph" style:parent-style-name="Standard">
      <style:paragraph-properties fo:text-align="start" style:justify-single-word="false"/>
      <style:text-properties officeooo:rsid="0014db13" officeooo:paragraph-rsid="0014db13"/>
    </style:style>
    <style:style style:name="P9" style:family="paragraph" style:parent-style-name="Standard">
      <style:paragraph-properties fo:text-align="start" style:justify-single-word="false"/>
      <style:text-properties officeooo:rsid="0014db13" officeooo:paragraph-rsid="001ab304"/>
    </style:style>
    <style:style style:name="P10" style:family="paragraph" style:parent-style-name="Standard">
      <style:paragraph-properties fo:text-align="start" style:justify-single-word="false"/>
      <style:text-properties officeooo:rsid="001763dd" officeooo:paragraph-rsid="001763dd"/>
    </style:style>
    <style:style style:name="P11" style:family="paragraph" style:parent-style-name="Standard">
      <style:paragraph-properties fo:text-align="start" style:justify-single-word="false"/>
      <style:text-properties officeooo:rsid="001763dd" officeooo:paragraph-rsid="001ab304"/>
    </style:style>
    <style:style style:name="P12"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13" style:family="paragraph" style:parent-style-name="Standard">
      <style:paragraph-properties fo:text-align="start" style:justify-single-word="false"/>
      <style:text-properties fo:font-weight="bold" officeooo:rsid="001763dd" officeooo:paragraph-rsid="001c3bf9" style:font-weight-asian="bold" style:font-weight-complex="bold"/>
    </style:style>
    <style:style style:name="P14"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5"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6"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7"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18"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P19" style:family="paragraph" style:parent-style-name="Standard">
      <style:paragraph-properties fo:text-align="start" style:justify-single-word="false"/>
      <style:text-properties officeooo:rsid="0017db34" officeooo:paragraph-rsid="001c3dc7"/>
    </style:style>
    <style:style style:name="P20"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21" style:family="paragraph" style:parent-style-name="Standard">
      <style:paragraph-properties fo:text-align="start" style:justify-single-word="false"/>
      <style:text-properties officeooo:rsid="0013823f" officeooo:paragraph-rsid="001c3dc7"/>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style:style style:name="T9" style:family="text">
      <style:text-properties officeooo:rsid="001c3bf9"/>
    </style:style>
    <style:style style:name="T10" style:family="text">
      <style:text-properties officeooo:rsid="001c3dc7"/>
    </style:style>
    <style:style style:name="T11" style:family="text">
      <style:text-properties officeooo:rsid="001cef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17">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6">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14">Di 10.09.2019:</text:p>
      <text:p text:style-name="P4"/>
      <text:p text:style-name="P4">- Tagebuch anlegen, Road Map festlegen bis zum nächsten Treffen</text:p>
      <text:p text:style-name="P4">- <text:span text:style-name="T3">Board testen</text:span></text:p>
      <text:p text:style-name="P5">- zweite Pumpe in Betrieb nehmen</text:p>
      <text:p text:style-name="P6">- <text:span text:style-name="T8">Arduino IDE unter Debian einrichten spezielle LCD-lib und DHT-lib, unter Ubuntu läuft es gut.</text:span></text:p>
      <text:p text:style-name="P7">- <text:span text:style-name="T2">alle Relais anschließen</text:span></text:p>
      <text:p text:style-name="P4"/>
      <text:p text:style-name="P15">Mi 11.09.2019:</text:p>
      <text:p text:style-name="P8"/>
      <text:p text:style-name="P7">- <text:span text:style-name="T7">Magnetsensor testen</text:span></text:p>
      <text:p text:style-name="P7">- <text:span text:style-name="T7">Magnetsensor eingebunden</text:span></text:p>
      <text:p text:style-name="P7">- <text:span text:style-name="T5">Treffen mit Herrn Tepe</text:span></text:p>
      <text:p text:style-name="P19">→ Fragen klären: - Signalleitungen und stromführende Leitungen trennen? 2x 15pol statt 1x 25pol</text:p>
      <text:p text:style-name="P7"><text:tab/><text:tab/> <text:s text:c="5"/>- <text:span text:style-name="T10">Ist bei Entstördrossel eine Freilaufdiode am Motor nötig?</text:span></text:p>
      <text:p text:style-name="P7"><text:tab/><text:tab/> <text:s text:c="5"/>- <text:span text:style-name="T10">Entstördrossel 100µH und 47nF sinnvoll?</text:span></text:p>
      <text:p text:style-name="P8"><text:tab/><text:tab/> <text:s text:c="5"/>- <text:span text:style-name="T10">Was ist, wenn das Auslagern von Funktionen nicht klappt?</text:span></text:p>
      <text:p text:style-name="P4"/>
      <text:p text:style-name="P14">Do 12.09.2019:</text:p>
      <text:p text:style-name="P4"/>
      <text:p text:style-name="P4">- LEDs testen</text:p>
      <text:p text:style-name="P4">- LEDs mit Helligkeitssensor in Betrieb nehmen</text:p>
      <text:p text:style-name="P4"/>
      <text:p text:style-name="P4"/>
      <text:p text:style-name="P14">Fr 13.09.2019:</text:p>
      <text:p text:style-name="P4"/>
      <text:p text:style-name="P4">- <text:span text:style-name="T11">frei </text:span></text:p>
      <text:p text:style-name="P4"/>
      <text:p text:style-name="P4"><text:soft-page-break/></text:p>
      <text:p text:style-name="P14">Mo 16.09.2019:</text:p>
      <text:p text:style-name="P4"/>
      <text:p text:style-name="P4">- <text:span text:style-name="T4">Splint testen</text:span></text:p>
      <text:p text:style-name="P4">- <text:span text:style-name="T4">Doxygen machen</text:span></text:p>
      <text:p text:style-name="P11">- Funtionen in Datei auslagern</text:p>
      <text:p text:style-name="P4"/>
      <text:p text:style-name="P4"/>
      <text:p text:style-name="P14">Di 17.09.2019:</text:p>
      <text:p text:style-name="P4"/>
      <text:p text:style-name="P4">- <text:span text:style-name="T4">Taster als Interrupt</text:span></text:p>
      <text:p text:style-name="P4"/>
      <text:p text:style-name="P12">Mi 18.09.2019:</text:p>
      <text:p text:style-name="P12"/>
      <text:p text:style-name="P9">- Boris helfen – keine Projektarbeit</text:p>
      <text:p text:style-name="P10"/>
      <text:p text:style-name="P10"/>
      <text:p text:style-name="P12">Do 19.09.2019:</text:p>
      <text:p text:style-name="P10"/>
      <text:p text:style-name="P10">- Funtionen in Datei auslagern</text:p>
      <text:p text:style-name="P10"/>
      <text:p text:style-name="P12">Fr 20.09.2019:</text:p>
      <text:p text:style-name="P10"/>
      <text:p text:style-name="P10">- frei</text:p>
      <text:p text:style-name="P10"/>
      <text:p text:style-name="P10"/>
      <text:p text:style-name="P13"><text:span text:style-name="T9">Sa</text:span> 2<text:span text:style-name="T9">1</text:span>.09.2019:</text:p>
      <text:p text:style-name="P13"/>
      <text:p text:style-name="P18">- <text:span text:style-name="T9">Projekttreffen bei Torsten 10 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11T14:32:07.171522254</dc:date>
    <meta:editing-duration>PT56M24S</meta:editing-duration>
    <meta:editing-cycles>15</meta:editing-cycles>
    <meta:document-statistic meta:table-count="0" meta:image-count="0" meta:object-count="0" meta:page-count="2" meta:paragraph-count="48" meta:word-count="283" meta:character-count="1849" meta:non-whitespace-character-count="1575"/>
  </office:meta>
</office:document-meta>
</file>